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demy Sans" svg:font-family="'Udemy Sans', 'SF Pro Text', apple-system, BlinkMacSystemFont, Roboto, 'Segoe UI', Helvetica, Arial, sans-serif, 'Apple Color Emoji', 'Segoe UI Emoji', 'Segoe UI Symbol'"/>
  </office:font-face-decls>
  <office:automatic-styles>
    <style:style style:name="P1" style:family="paragraph" style:parent-style-name="Text_20_body">
      <style:text-properties fo:font-variant="normal" fo:text-transform="none" fo:color="#000000" loext:opacity="100%" style:font-name="Udemy Sans" fo:font-size="12pt" fo:letter-spacing="normal" fo:font-style="normal" fo:font-weight="normal"/>
    </style:style>
    <style:style style:name="P2" style:family="paragraph" style:parent-style-name="Text_20_body">
      <style:text-properties fo:font-variant="normal" fo:text-transform="none" fo:color="#000000" loext:opacity="100%" style:font-name="Udemy Sans" fo:font-size="12pt" fo:letter-spacing="normal" fo:font-style="normal" fo:font-weight="normal" officeooo:paragraph-rsid="000ef900"/>
    </style:style>
    <style:style style:name="P3" style:family="paragraph" style:parent-style-name="Text_20_body">
      <style:text-properties fo:font-variant="normal" fo:text-transform="none" fo:color="#000000" loext:opacity="100%" style:font-name="Udemy Sans" fo:font-size="12pt" fo:letter-spacing="normal" fo:font-style="normal" fo:font-weight="normal" officeooo:paragraph-rsid="000fc6e0"/>
    </style:style>
    <style:style style:name="P4" style:family="paragraph" style:parent-style-name="Text_20_body">
      <style:text-properties fo:font-variant="normal" fo:text-transform="none" fo:color="#000000" loext:opacity="100%" style:font-name="Udemy Sans" fo:font-size="12pt" fo:letter-spacing="normal" fo:font-style="normal" fo:font-weight="normal" officeooo:paragraph-rsid="000fc6e0" style:font-weight-asian="normal" style:font-weight-complex="normal"/>
    </style:style>
    <style:style style:name="P5" style:family="paragraph" style:parent-style-name="Text_20_body">
      <style:text-properties fo:font-variant="normal" fo:text-transform="none" fo:color="#000000" loext:opacity="100%" style:font-name="Udemy Sans" fo:font-size="12pt" fo:letter-spacing="normal" fo:font-style="normal" fo:font-weight="normal" officeooo:rsid="000fc6e0" officeooo:paragraph-rsid="000fc6e0"/>
    </style:style>
    <style:style style:name="P6" style:family="paragraph" style:parent-style-name="Text_20_body">
      <style:text-properties fo:font-variant="normal" fo:text-transform="none" fo:color="#000000" loext:opacity="100%" style:font-name="Udemy Sans" fo:font-size="12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Text_20_body">
      <style:text-properties fo:font-variant="normal" fo:text-transform="none" fo:color="#000000" loext:opacity="100%" style:font-name="Udemy Sans" fo:font-size="12pt" fo:letter-spacing="normal" fo:font-style="normal" style:text-underline-style="solid" style:text-underline-width="auto" style:text-underline-color="font-color" fo:font-weight="bold" officeooo:paragraph-rsid="001df2c6" style:font-weight-asian="bold" style:font-weight-complex="bold"/>
    </style:style>
    <style:style style:name="P8" style:family="paragraph" style:parent-style-name="Text_20_body">
      <style:text-properties fo:font-variant="normal" fo:text-transform="none" fo:color="#000000" loext:opacity="100%" style:font-name="Udemy Sans" fo:font-size="12pt" fo:letter-spacing="normal" fo:font-style="normal" style:text-underline-style="solid" style:text-underline-width="auto" style:text-underline-color="font-color" fo:font-weight="normal"/>
    </style:style>
    <style:style style:name="P9" style:family="paragraph" style:parent-style-name="Text_20_body">
      <style:text-properties fo:font-variant="normal" fo:text-transform="none" fo:color="#000000" loext:opacity="100%" style:font-name="Udemy Sans" fo:font-size="12pt" fo:letter-spacing="normal" fo:font-style="normal" fo:font-weight="bold" style:font-weight-asian="bold" style:font-weight-complex="bold"/>
    </style:style>
    <style:style style:name="P10" style:family="paragraph" style:parent-style-name="Text_20_body">
      <style:text-properties fo:font-variant="normal" fo:text-transform="none" fo:color="#000000" loext:opacity="100%" style:font-name="Udemy Sans" fo:font-size="12pt" fo:letter-spacing="normal" fo:font-style="normal" fo:font-weight="bold" officeooo:rsid="001f9134" officeooo:paragraph-rsid="001f9134" style:font-weight-asian="bold" style:font-weight-complex="bold"/>
    </style:style>
    <style:style style:name="P11" style:family="paragraph" style:parent-style-name="Text_20_body">
      <style:text-properties fo:font-variant="normal" fo:text-transform="none" fo:color="#000000" loext:opacity="100%" style:font-name="Udemy Sans" fo:font-size="12pt" fo:letter-spacing="normal" fo:font-style="normal" fo:font-weight="bold" officeooo:paragraph-rsid="000fc6e0" style:font-weight-asian="bold" style:font-weight-complex="bold"/>
    </style:style>
    <style:style style:name="P12" style:family="paragraph" style:parent-style-name="Text_20_body">
      <style:text-properties fo:font-variant="normal" fo:text-transform="none" fo:color="#ffffff" loext:opacity="100%" style:font-name="Udemy Sans" fo:font-size="12pt" fo:letter-spacing="normal" fo:font-style="normal" style:text-underline-style="none" fo:font-weight="normal" officeooo:rsid="00176f28" officeooo:paragraph-rsid="00176f28"/>
    </style:style>
    <style:style style:name="P13" style:family="paragraph" style:parent-style-name="Text_20_body">
      <style:text-properties style:text-underline-style="solid" style:text-underline-width="auto" style:text-underline-color="font-color" fo:font-weight="bold" officeooo:rsid="001613ea" officeooo:paragraph-rsid="001613ea" style:font-weight-asian="bold" style:font-weight-complex="bold"/>
    </style:style>
    <style:style style:name="P14" style:family="paragraph" style:parent-style-name="Text_20_body">
      <style:text-properties style:text-underline-style="solid" style:text-underline-width="auto" style:text-underline-color="font-color" fo:font-weight="bold" officeooo:rsid="00176f28" officeooo:paragraph-rsid="00176f28" style:font-weight-asian="bold" style:font-weight-complex="bold"/>
    </style:style>
    <style:style style:name="P15" style:family="paragraph" style:parent-style-name="Text_20_body">
      <style:text-properties style:text-underline-style="solid" style:text-underline-width="auto" style:text-underline-color="font-color" fo:font-weight="bold" officeooo:rsid="001b1e0f" officeooo:paragraph-rsid="001b1e0f" style:font-weight-asian="bold" style:font-weight-complex="bold"/>
    </style:style>
    <style:style style:name="P16" style:family="paragraph" style:parent-style-name="Text_20_body">
      <style:text-properties style:text-underline-style="solid" style:text-underline-width="auto" style:text-underline-color="font-color" officeooo:paragraph-rsid="00180e04"/>
    </style:style>
    <style:style style:name="P17" style:family="paragraph" style:parent-style-name="Text_20_body">
      <style:text-properties style:text-underline-style="solid" style:text-underline-width="auto" style:text-underline-color="font-color" fo:font-weight="normal" officeooo:rsid="00180e04" officeooo:paragraph-rsid="00180e04" style:font-weight-asian="normal" style:font-weight-complex="normal"/>
    </style:style>
    <style:style style:name="P18" style:family="paragraph" style:parent-style-name="Text_20_body">
      <style:text-properties officeooo:rsid="001613ea" officeooo:paragraph-rsid="001613ea"/>
    </style:style>
    <style:style style:name="P19" style:family="paragraph" style:parent-style-name="Text_20_body">
      <style:text-properties fo:font-weight="bold" officeooo:rsid="00166159" officeooo:paragraph-rsid="00166159" style:font-weight-asian="bold" style:font-weight-complex="bold"/>
    </style:style>
    <style:style style:name="P20" style:family="paragraph" style:parent-style-name="Text_20_body">
      <style:text-properties fo:font-weight="bold" style:font-weight-asian="bold" style:font-weight-complex="bold"/>
    </style:style>
    <style:style style:name="P21" style:family="paragraph" style:parent-style-name="Text_20_body">
      <style:text-properties fo:font-weight="bold" officeooo:rsid="00130209" officeooo:paragraph-rsid="00130209" style:font-weight-asian="bold" style:font-weight-complex="bold"/>
    </style:style>
    <style:style style:name="P22" style:family="paragraph" style:parent-style-name="Text_20_body">
      <style:text-properties officeooo:rsid="00166159" officeooo:paragraph-rsid="00166159"/>
    </style:style>
    <style:style style:name="P23" style:family="paragraph" style:parent-style-name="Text_20_body">
      <style:text-properties style:text-underline-style="none" officeooo:rsid="00176f28" officeooo:paragraph-rsid="00176f28"/>
    </style:style>
    <style:style style:name="P24" style:family="paragraph" style:parent-style-name="Text_20_body">
      <style:text-properties style:text-underline-style="none" fo:font-weight="bold" officeooo:rsid="00176f28" officeooo:paragraph-rsid="00176f28" style:font-weight-asian="bold" style:font-weight-complex="bold"/>
    </style:style>
    <style:style style:name="P25" style:family="paragraph" style:parent-style-name="Text_20_body">
      <style:text-properties style:text-underline-style="none" fo:font-weight="bold" officeooo:rsid="001b1e0f" officeooo:paragraph-rsid="001b1e0f" style:font-weight-asian="bold" style:font-weight-complex="bold"/>
    </style:style>
    <style:style style:name="P26" style:family="paragraph" style:parent-style-name="Text_20_body">
      <style:text-properties style:text-underline-style="none" fo:font-weight="bold" officeooo:rsid="00180e04" officeooo:paragraph-rsid="00180e04" style:font-weight-asian="bold" style:font-weight-complex="bold"/>
    </style:style>
    <style:style style:name="P27" style:family="paragraph" style:parent-style-name="Text_20_body">
      <style:text-properties style:text-underline-style="none" fo:font-weight="bold" officeooo:paragraph-rsid="00180e04" style:font-weight-asian="bold" style:font-weight-complex="bold"/>
    </style:style>
    <style:style style:name="P28" style:family="paragraph" style:parent-style-name="Text_20_body">
      <style:text-properties style:text-underline-style="none" fo:font-weight="normal" officeooo:rsid="001b1e0f" officeooo:paragraph-rsid="001b1e0f" style:font-weight-asian="normal" style:font-weight-complex="normal"/>
    </style:style>
    <style:style style:name="P29" style:family="paragraph" style:parent-style-name="Text_20_body">
      <style:text-properties style:text-underline-style="none" officeooo:paragraph-rsid="00180e04"/>
    </style:style>
    <style:style style:name="P30" style:family="paragraph" style:parent-style-name="Text_20_body">
      <style:text-properties officeooo:rsid="0019b5f6" officeooo:paragraph-rsid="0019b5f6"/>
    </style:style>
    <style:style style:name="P31" style:family="paragraph" style:parent-style-name="Text_20_body">
      <style:text-properties officeooo:paragraph-rsid="00206bf8"/>
    </style:style>
    <style:style style:name="P32" style:family="paragraph" style:parent-style-name="Text_20_body">
      <style:text-properties officeooo:paragraph-rsid="0023d23f"/>
    </style:style>
    <style:style style:name="P33" style:family="paragraph" style:parent-style-name="Subtitle">
      <style:paragraph-properties>
        <style:tab-stops>
          <style:tab-stop style:position="1.894cm"/>
        </style:tab-stops>
      </style:paragraph-properties>
    </style:style>
    <style:style style:name="P34" style:family="paragraph" style:parent-style-name="Text_20_body" style:list-style-name="L1">
      <style:text-properties style:text-underline-style="none" officeooo:rsid="00176f28" officeooo:paragraph-rsid="00176f28"/>
    </style:style>
    <style:style style:name="P35" style:family="paragraph" style:parent-style-name="Text_20_body" style:list-style-name="L2">
      <style:text-properties officeooo:rsid="0018d1ad" officeooo:paragraph-rsid="0018d1ad"/>
    </style:style>
    <style:style style:name="P36" style:family="paragraph" style:parent-style-name="Text_20_body" style:list-style-name="L2">
      <style:text-properties officeooo:rsid="0019b5f6" officeooo:paragraph-rsid="0019b5f6"/>
    </style:style>
    <style:style style:name="P37" style:family="paragraph" style:parent-style-name="Text_20_body" style:list-style-name="L3"/>
    <style:style style:name="P38" style:family="paragraph" style:parent-style-name="Text_20_body" style:list-style-name="L4"/>
    <style:style style:name="P39" style:family="paragraph" style:parent-style-name="Text_20_body">
      <style:text-properties fo:font-weight="bold" style:font-weight-asian="bold" style:font-weight-complex="bold"/>
    </style:style>
    <style:style style:name="P40" style:family="paragraph" style:parent-style-name="Text_20_body">
      <style:text-properties fo:font-weight="bold" officeooo:rsid="00285259" officeooo:paragraph-rsid="00285259" style:font-weight-asian="bold" style:font-weight-complex="bold"/>
    </style:style>
    <style:style style:name="P41" style:family="paragraph" style:parent-style-name="Text_20_body">
      <style:text-properties officeooo:rsid="00285259" officeooo:paragraph-rsid="00285259"/>
    </style:style>
    <style:style style:name="P42" style:family="paragraph" style:parent-style-name="Text_20_body">
      <style:text-properties officeooo:paragraph-rsid="002aa8c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officeooo:rsid="00166159" style:font-size-asian="8pt" style:font-size-complex="8pt"/>
    </style:style>
    <style:style style:name="T5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6" style:family="text">
      <style:text-properties officeooo:rsid="0022a741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officeooo:rsid="001f9134"/>
    </style:style>
    <style:style style:name="T10" style:family="text">
      <style:text-properties officeooo:rsid="000fc6e0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officeooo:rsid="000fc6e0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officeooo:rsid="001078e0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6" style:family="text">
      <style:text-properties style:text-line-through-style="none" style:text-line-through-type="none" style:text-underline-style="solid" style:text-underline-width="auto" style:text-underline-color="font-color" officeooo:rsid="000fc6e0"/>
    </style:style>
    <style:style style:name="T17" style:family="text">
      <style:text-properties officeooo:rsid="00180e04"/>
    </style:style>
    <style:style style:name="T18" style:family="text">
      <style:text-properties officeooo:rsid="0023d23f"/>
    </style:style>
    <style:style style:name="T19" style:family="text">
      <style:text-properties officeooo:rsid="002a2a2f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20. Expressões <text:span text:style-name="T1">aritméticas</text:span></text:p>
      <text:p text:style-name="Text_20_body"/>
      <text:p text:style-name="P13">operadores aritméticos:</text:p>
      <text:p text:style-name="P18"><text:span text:style-name="T2">precedência:</text:span> (1 lugar: * / %) <text:span text:style-name="T4">(</text:span><text:span text:style-name="T3">“</text:span><text:span text:style-name="T5">%</text:span><text:span text:style-name="T3"> </text:span><text:span text:style-name="T4">= resto da divisão”)</text:span></text:p>
      <text:p text:style-name="P18"><text:s text:c="21"/>(2 lugar: + -)</text:p>
      <text:p text:style-name="P18"/>
      <text:p text:style-name="P19">exemplo:</text:p>
      <text:p text:style-name="P22">2 * 6 / 3 = 4</text:p>
      <text:p text:style-name="P22">3 + 2 * 4 = 11</text:p>
      <text:p text:style-name="P22">(3 + 2) * 4 = 20</text:p>
      <text:p text:style-name="P22">60 / (3 + 2) * 4 = 48</text:p>
      <text:p text:style-name="P22">60 / ((3 + 2) * 4) = 3</text:p>
      <text:p text:style-name="P19">exemplo com mod:</text:p>
      <text:p text:style-name="P22">14 % 3 = 2</text:p>
      <text:p text:style-name="P22">19 % 5 = <text:span text:style-name="T6">4</text:span></text:p>
      <text:p text:style-name="P22"/>
      <text:p text:style-name="Text_20_body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Subtitle">21. Variáveis e tipos básicos em Java</text:p>
      <text:p text:style-name="Text_20_body"/>
      <text:p text:style-name="P14">declaraçao de variaveis</text:p>
      <text:p text:style-name="P23">sintaxe:</text:p>
      <text:p text:style-name="P23">&lt;tipo&gt; &lt;nome&gt; = &lt;valor inicial&gt;</text:p>
      <text:p text:style-name="P14"><text:span text:style-name="T7">exemplo</text:span>:</text:p>
      <text:p text:style-name="P23">int idade = 25;</text:p>
      <text:p text:style-name="P23">double altura = 1.68;</text:p>
      <text:p text:style-name="P23">char sexo = ‘F’ </text:p>
      <text:p text:style-name="P24">uma variavel possui:</text:p>
      <text:list xml:id="list1053175902" text:style-name="L1">
        <text:list-item>
          <text:p text:style-name="P34">nome; </text:p>
        </text:list-item>
        <text:list-item>
          <text:p text:style-name="P34">tipo;</text:p>
        </text:list-item>
        <text:list-item>
          <text:p text:style-name="P34">valor;</text:p>
        </text:list-item>
        <text:list-item>
          <text:p text:style-name="P34">endereço;</text:p>
        </text:list-item>
      </text:list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2">23. Saída de dados em Java23. Saída de dados em Java23. Saída de dados em Java</text:p>
      <text:p text:style-name="Subtitle"><text:soft-page-break/>23. Saída de dados em Java</text:p>
      <text:p text:style-name="Text_20_body"/>
      <text:p text:style-name="Text_20_body"/>
      <text:list xml:id="list1645587915" text:style-name="L2">
        <text:list-item>
          <text:p text:style-name="P35">system.out.print</text:p>
        </text:list-item>
        <text:list-item>
          <text:p text:style-name="P35">system.out.printl</text:p>
        </text:list-item>
        <text:list-item>
          <text:p text:style-name="P35">system.out.printf</text:p>
          <text:p text:style-name="P35">%d - inteiro</text:p>
          <text:p text:style-name="P35">%f - ponto flutuante</text:p>
          <text:p text:style-name="P35">%s - texto</text:p>
          <text:p text:style-name="P35">%n - quebra de linha</text:p>
        </text:list-item>
        <text:list-item>
          <text:p text:style-name="P36">Locale</text:p>
        </text:list-item>
      </text:list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Subtitle"><text:soft-page-break/>24. Processamento de dados em Java, Casting</text:p>
      <text:p text:style-name="Text_20_body"/>
      <text:p text:style-name="Text_20_body"/>
      <text:p text:style-name="P15">processamento de dados:</text:p>
      <text:p text:style-name="P15">sintaxe:</text:p>
      <text:p text:style-name="P28">&lt;variável&gt; = &lt;expressão&gt;;</text:p>
      <text:p text:style-name="P25">exemplo:</text:p>
      <text:p text:style-name="P28">int x, y;</text:p>
      <text:p text:style-name="P28">x = 5;</text:p>
      <text:p text:style-name="P28">y = 2 * x;</text:p>
      <text:p text:style-name="P28">system.out.println(x);</text:p>
      <text:p text:style-name="P28">system.out.println(y);</text:p>
      <text:p text:style-name="P25">----------------------------------------</text:p>
      <text:p text:style-name="Text_20_body">int a, b;</text:p>
      <text:p text:style-name="Text_20_body">double resultado;</text:p>
      <text:p text:style-name="Text_20_body">a = 5;</text:p>
      <text:p text:style-name="Text_20_body">b = 2;</text:p>
      <text:p text:style-name="Text_20_body">resultado = (double) a / b;</text:p>
      <text:p text:style-name="Text_20_body">System.out.println(resultado);</text:p>
      <text:p text:style-name="Text_20_body">--------------------------------------------------------------</text:p>
      <text:p text:style-name="Text_20_body">double a;</text:p>
      <text:p text:style-name="Text_20_body">int b;</text:p>
      <text:p text:style-name="Text_20_body">a = 5.0;</text:p>
      <text:p text:style-name="Text_20_body">b = a;</text:p>
      <text:p text:style-name="Text_20_body">System.out.println(b);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Subtitle"><text:soft-page-break/>25. Entrada de dados em Java - Parte 1</text:p>
      <text:p text:style-name="Subtitle"/>
      <text:p text:style-name="P6">Scanner:</text:p>
      <text:p text:style-name="P1">Para fazer entrada de dados, nós vamos criar um objeto do tipo</text:p>
      <text:p text:style-name="P1">"Scanner" da seguinte forma:</text:p>
      <text:p text:style-name="P1"/>
      <text:p text:style-name="P1">Scanner sc = new Scanner(System.in);</text:p>
      <text:p text:style-name="P1">faça sc.close() quando não precisar mais do objeto sc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ubtitle"><text:soft-page-break/>26. Entrada de dados em Java - Parte 2</text:p>
      <text:p text:style-name="P1"/>
      <text:p text:style-name="P1"/>
      <text:p text:style-name="P9">quebra de linha pendente:</text:p>
      <text:p text:style-name="P1">Quando você usa um comando de leitura diferente do nextLine() e dá alguma quebra de linha, essa quebra de linha fica "pendente" na entrada padrão. Se você então fizer um nextLine(), aquela quebra de linha pendente será absorvida pelo nextLine().</text:p>
      <text:p text:style-name="P1"/>
      <text:p text:style-name="P9">Solução:</text:p>
      <text:p text:style-name="P1">Faça um nextLine() extra antes de fazer o nextLine() de seu interesse.</text:p>
      <text:p text:style-name="P1"/>
      <text:p text:style-name="P1">int x;</text:p>
      <text:p text:style-name="P1">String s1, s2, s3;</text:p>
      <text:p text:style-name="P1">x = sc.nextInt();</text:p>
      <text:p text:style-name="P7">sc.nextLine();</text:p>
      <text:p text:style-name="P1">s1 = sc.nextLine();</text:p>
      <text:p text:style-name="P1">s2 = sc.nextLine();</text:p>
      <text:p text:style-name="P1">s3 = sc.nextLine();</text:p>
      <text:p text:style-name="P1">System.out.println("DADOS DIGITADOS:");</text:p>
      <text:p text:style-name="P1">System.out.println(x);</text:p>
      <text:p text:style-name="P1">System.out.println(s1);</text:p>
      <text:p text:style-name="P1">System.out.println(s2);</text:p>
      <text:p text:style-name="P1">System.out.println(s3);</text:p>
      <text:p text:style-name="P10">resumo da aula</text:p>
      <text:p text:style-name="P1">• Scanner</text:p>
      <text:p text:style-name="P1">• next()</text:p>
      <text:p text:style-name="P1">• nextInt()</text:p>
      <text:p text:style-name="P1">• nextDouble()</text:p>
      <text:p text:style-name="P1">• Como ler até a quebra de linha</text:p>
      <text:p text:style-name="P1">• nextLine()</text:p>
      <text:p text:style-name="P1">• como limpar o buffer de leitura</text:p>
      <text:p text:style-name="Subtitle"><text:soft-page-break/>27. Funções matemáticas em Java</text:p>
      <text:p text:style-name="P1"/>
      <text:p text:style-name="P1"/>
      <text:p text:style-name="P1">A = Math.sqrt(x); <text:s text:c="2"/>-- <text:s/><text:span text:style-name="T9">v</text:span>ariável A recebe a raiz quadrada de x</text:p>
      <text:p text:style-name="P1">A = Math.pow(x, y); <text:s/>-- Variável A recebe o resultado de x elevado a y</text:p>
      <text:p text:style-name="P1">A = Math.abs(x); <text:s/>-- Variável A recebe o valor absoluto de x</text:p>
      <text:p text:style-name="P1"/>
      <text:p text:style-name="P1">• sqrt – raiz quadrada</text:p>
      <text:p text:style-name="P1">• pow – potenciação</text:p>
      <text:p text:style-name="P1">• abs – valor absolut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ubtitle"><text:soft-page-break/>32. Expressões comparativas</text:p>
      <text:p text:style-name="P1"/>
      <text:p text:style-name="P9">Operadores comparativos</text:p>
      <text:p text:style-name="P1">&gt;maior</text:p>
      <text:p text:style-name="P1">&lt;menor</text:p>
      <text:p text:style-name="P1">&gt;=maior ou igual</text:p>
      <text:p text:style-name="P1">&lt;=menor ou igual</text:p>
      <text:p text:style-name="P1">==igual</text:p>
      <text:p text:style-name="P1">!=diferente</text:p>
      <text:p text:style-name="P1"/>
      <text:p text:style-name="P9">Exemplos de expressões comparativas</text:p>
      <text:p text:style-name="P1">(suponha x igual a 5)</text:p>
      <text:p text:style-name="P1">X&gt;0 <text:s text:c="2"/>Resultado: V</text:p>
      <text:p text:style-name="P1">X == 3 <text:s text:c="2"/>Resultado: F</text:p>
      <text:p text:style-name="P2">10 &lt;= 30 <text:s text:c="2"/>Resultado: V</text:p>
      <text:p text:style-name="P1">X != 2 <text:s text:c="3"/>Resultado: V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ubtitle"><text:soft-page-break/>33. Expressões lógicas</text:p>
      <text:p text:style-name="P1"/>
      <text:p text:style-name="P8"/>
      <text:p text:style-name="P9">Operadores lógicos</text:p>
      <text:p text:style-name="P1">&amp;&amp; - E</text:p>
      <text:p text:style-name="P1">|| - OU</text:p>
      <text:p text:style-name="P1">! - NÃO</text:p>
      <text:p text:style-name="P1"/>
      <text:p text:style-name="P1"/>
      <text:p text:style-name="P1"><text:span text:style-name="T10">|</text:span>A_<text:span text:style-name="T10">B|</text:span><text:span text:style-name="T12">&amp;&amp;</text:span><text:span text:style-name="T10">|</text:span></text:p>
      <text:p text:style-name="P1"><text:span text:style-name="T10">|</text:span>F_<text:span text:style-name="T10">F| F <text:s/>|</text:span></text:p>
      <text:p text:style-name="P1"><text:span text:style-name="T10">|</text:span>F_<text:span text:style-name="T10">V| F <text:s/>|</text:span></text:p>
      <text:p text:style-name="P1"><text:span text:style-name="T10">|</text:span>V_<text:span text:style-name="T10">F| F <text:s/>| </text:span></text:p>
      <text:p text:style-name="P1"><text:span text:style-name="T10">|</text:span>V_<text:span text:style-name="T10">V| V |</text:span></text:p>
      <text:p text:style-name="P1"/>
      <text:p text:style-name="P3"><text:span text:style-name="T10">|</text:span>A_<text:span text:style-name="T10">B| </text:span><text:span text:style-name="T12">||</text:span><text:span text:style-name="T10"> |</text:span></text:p>
      <text:p text:style-name="P3"><text:span text:style-name="T10">|</text:span>F_<text:span text:style-name="T10">F| F <text:s/>|</text:span></text:p>
      <text:p text:style-name="P3"><text:span text:style-name="T10">|</text:span>F_<text:span text:style-name="T10">V| V <text:s/>|</text:span></text:p>
      <text:p text:style-name="P3"><text:span text:style-name="T10">|</text:span>V_<text:span text:style-name="T10">F| V <text:s/>| </text:span></text:p>
      <text:p text:style-name="P3"><text:span text:style-name="T10">|</text:span>V_<text:span text:style-name="T10">V| V |</text:span></text:p>
      <text:p text:style-name="P3"/>
      <text:p text:style-name="P3"><text:span text:style-name="T10">|</text:span>A<text:span text:style-name="T10">| </text:span><text:span text:style-name="T16">! </text:span><text:span text:style-name="T10">|</text:span></text:p>
      <text:p text:style-name="P3"><text:span text:style-name="T10">|</text:span>F<text:span text:style-name="T10">| V <text:s/>|</text:span></text:p>
      <text:p text:style-name="P5">|V| F <text:s/>|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ubtitle"><text:soft-page-break/>34. Estrutura condicional (if-else)</text:p>
      <text:p text:style-name="P3"/>
      <text:p text:style-name="P11">Estrutura condicional:</text:p>
      <text:p text:style-name="P3">É uma estrutura de controle que permite definir que um certo bloco de comandos somente será executado dependendo de uma condição</text:p>
      <text:p text:style-name="P3"/>
      <text:p text:style-name="P11">Sintaxe da estrutura condicional</text:p>
      <text:p text:style-name="P11">Simples:</text:p>
      <text:p text:style-name="P4">if ( &lt;condição&gt; ) {</text:p>
      <text:p text:style-name="P4">&lt;comando 1&gt;</text:p>
      <text:p text:style-name="P4">&lt;comando 2&gt; <text:s text:c="52"/><text:span text:style-name="T13"><text:s text:c="2"/></text:span><text:span text:style-name="T14">if(se) else(se nao)</text:span></text:p>
      <text:p text:style-name="P4">}</text:p>
      <text:p text:style-name="P11">REGRA:</text:p>
      <text:p text:style-name="P4">V: executa o bloco de comandos</text:p>
      <text:p text:style-name="P4">F: pula o bloco de comandos</text:p>
      <text:p text:style-name="P4">V: executa o bloco de comandos</text:p>
      <text:p text:style-name="P4">F: pula o bloco de comandos</text:p>
      <text:p text:style-name="P11"/>
      <text:p text:style-name="P11">Composta:</text:p>
      <text:p text:style-name="P3">if ( &lt;condição&gt; ) {</text:p>
      <text:p text:style-name="P3">&lt;comando 1&gt;</text:p>
      <text:p text:style-name="P3">&lt;comando 2&gt;</text:p>
      <text:p text:style-name="P3">}</text:p>
      <text:p text:style-name="P3">else {</text:p>
      <text:p text:style-name="P3">&lt;comando 3&gt;</text:p>
      <text:p text:style-name="P3">&lt;comando 4&gt;</text:p>
      <text:p text:style-name="P3">}</text:p>
      <text:p text:style-name="P11">REGRA:</text:p>
      <text:p text:style-name="P3">V: executa somente o bloco do if</text:p>
      <text:p text:style-name="P3">F: executa somente o bloco do eles</text:p>
      <text:p text:style-name="P3"/>
      <text:p text:style-name="P3"/>
      <text:p text:style-name="P3"><text:soft-page-break/></text:p>
      <text:p text:style-name="Subtitle">38. Sintaxe opcional – switch-case</text:p>
      <text:p text:style-name="Text_20_body"/>
      <text:p text:style-name="Text_20_body"/>
      <text:p text:style-name="P20">Estrutura switch-case</text:p>
      <text:p text:style-name="Text_20_body">Quando se tem várias opções de fluxo a serem tratadas com base no</text:p>
      <text:p text:style-name="Text_20_body">valor de uma variável, ao invés de várias estruturas if-else encadeadas,</text:p>
      <text:p text:style-name="Text_20_body">alguns preferem utilizar a estrutura switch-case</text:p>
      <text:p text:style-name="Text_20_body"/>
      <text:p text:style-name="P20">Sintaxe do switch-case</text:p>
      <text:p text:style-name="Text_20_body">switch ( expressão ) {</text:p>
      <text:p text:style-name="Text_20_body">case valor1:</text:p>
      <text:p text:style-name="Text_20_body"><text:tab/>comando1</text:p>
      <text:p text:style-name="Text_20_body"><text:tab/>comando2</text:p>
      <text:p text:style-name="Text_20_body"><text:tab/>break;</text:p>
      <text:p text:style-name="Text_20_body">case valor2:</text:p>
      <text:p text:style-name="Text_20_body"><text:tab/>comando3</text:p>
      <text:p text:style-name="Text_20_body"><text:tab/>comando4</text:p>
      <text:p text:style-name="Text_20_body"><text:tab/>break;</text:p>
      <text:p text:style-name="Text_20_body">default:</text:p>
      <text:p text:style-name="Text_20_body"><text:tab/>comando5</text:p>
      <text:p text:style-name="Text_20_body"><text:tab/>comando6</text:p>
      <text:p text:style-name="Text_20_body"><text:tab/>break;</text:p>
      <text:p text:style-name="Text_20_body">}</text:p>
      <text:p text:style-name="Text_20_body"/>
      <text:p text:style-name="Text_20_body"/>
      <text:p text:style-name="Text_20_body"/>
      <text:p text:style-name="Text_20_body"/>
      <text:p text:style-name="Text_20_body"/>
      <text:p text:style-name="Subtitle"><text:soft-page-break/></text:p>
      <text:p text:style-name="Subtitle"/>
      <text:p text:style-name="Subtitle">39. Expressão condicional ternária</text:p>
      <text:p text:style-name="Text_20_body"/>
      <text:p text:style-name="Text_20_body"/>
      <text:p text:style-name="Text_20_body">Estrutura opcional ao if-else quando se deseja decidir um VALOR com base em uma</text:p>
      <text:p text:style-name="Text_20_body">condição.</text:p>
      <text:p text:style-name="Text_20_body">Sintaxe:</text:p>
      <text:p text:style-name="Text_20_body">( condição ) ? valor_se_verdadeiro : valor_se_falso</text:p>
      <text:p text:style-name="Text_20_body"/>
      <text:p text:style-name="Text_20_body"/>
      <text:p text:style-name="P21">NAO UTILIZANDO</text:p>
      <text:p text:style-name="Text_20_body">double preco = 34.5;</text:p>
      <text:p text:style-name="Text_20_body">double desconto;</text:p>
      <text:p text:style-name="Text_20_body">if (preco &lt; 20.0) {</text:p>
      <text:p text:style-name="Text_20_body">desconto = preco * 0.1;</text:p>
      <text:p text:style-name="Text_20_body">}</text:p>
      <text:p text:style-name="Text_20_body">else {</text:p>
      <text:p text:style-name="Text_20_body">desconto = preco * 0.05;</text:p>
      <text:p text:style-name="Text_20_body">}</text:p>
      <text:p text:style-name="Text_20_body"/>
      <text:p text:style-name="P21">USANDO:</text:p>
      <text:p text:style-name="Text_20_body">double preco = 34.5;</text:p>
      <text:p text:style-name="Text_20_body">double desconto = (preco &lt; 20.0) ? preco * 0.1 : preco * 0.05;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Subtitle">43. Como utilizar o DEBUG no Eclipse (execução passo a passo</text:p>
      <text:p text:style-name="Subtitle"/>
      <text:p text:style-name="Text_20_body"/>
      <text:p text:style-name="P20">Como executar o debug do Eclipse</text:p>
      <text:p text:style-name="Text_20_body">• Para marcar uma linha de breakpoint:</text:p>
      <text:p text:style-name="Text_20_body"><text:tab/>• Run -&gt; Toggle Breakpoint</text:p>
      <text:p text:style-name="Text_20_body">• Para iniciar o debug:</text:p>
      <text:p text:style-name="Text_20_body"><text:tab/>• Botão direito na classe -&gt; Debug as -&gt; Java Application</text:p>
      <text:p text:style-name="Text_20_body">• Para executar uma linha:</text:p>
      <text:p text:style-name="Text_20_body"><text:tab/>• F6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Subtitle">44. Estrutura repetitiva enquanto (while)</text:p>
      <text:p text:style-name="Text_20_body"/>
      <text:p text:style-name="Text_20_body"/>
      <text:p text:style-name="Text_20_body"/>
      <text:p text:style-name="Text_20_body">É uma estrutura de controle que repete um bloco de comandos enquanto uma condição for verdadeira. Quando usar: quando não se sabe previamente a quantidade de repetições que será realizada.</text:p>
      <text:p text:style-name="Text_20_body"/>
      <text:p text:style-name="Text_20_body"/>
      <text:p text:style-name="P20">Resumo da aula</text:p>
      <text:p text:style-name="Text_20_body">• Estrutura repetitiva "enquanto"</text:p>
      <text:p text:style-name="Text_20_body">• Recomendada quando não se sabe previamente a quantidade de</text:p>
      <text:p text:style-name="Text_20_body"><text:tab/>repetições</text:p>
      <text:p text:style-name="Text_20_body">• Regra:</text:p>
      <text:p text:style-name="Text_20_body"><text:tab/>• V: executa e volta</text:p>
      <text:p text:style-name="Text_20_body"><text:tab/>• F: pula fora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Subtitle"><text:soft-page-break/>49. Estrutura repetitiva para (for)</text:p>
      <text:p text:style-name="Subtitle"/>
      <text:p text:style-name="P20">Estrutura repetitiva "para"</text:p>
      <text:p text:style-name="Text_20_body">É uma estrutura de controle que repete um bloco de comandos para um certo intervalo de valores. Quando usar: quando se sabe previamente a quantidade de repetições, ou o intervalo de valores.</text:p>
      <text:p text:style-name="Text_20_body"/>
      <text:p text:style-name="P20">Sintaxe / regra</text:p>
      <text:p text:style-name="Text_20_body">for ( início ; condição ; incremento) {</text:p>
      <text:p text:style-name="Text_20_body">comando 1</text:p>
      <text:p text:style-name="Text_20_body">comando 2</text:p>
      <text:p text:style-name="Text_20_body">}</text:p>
      <text:p text:style-name="P16"><text:span text:style-name="T17">inicio: (</text:span>Executa somente na primeira vez<text:span text:style-name="T17">)__condição: (V: executa e volta | F: pula fora)__incremento:( Executa toda vez depois de voltar)</text:span></text:p>
      <text:p text:style-name="P16"/>
      <text:p text:style-name="P26">Importante</text:p>
      <text:p text:style-name="P17">Perceba que a estrutura "para" é ótima para se fazer uma repetição</text:p>
      <text:p text:style-name="P17">baseada em uma CONTAGEM:</text:p>
      <text:p text:style-name="P29">for (int i=0; i&lt;5; i++) {</text:p>
      <text:p text:style-name="P29">System.out.println("Valor de i: " + i);</text:p>
      <text:p text:style-name="P29">}</text:p>
      <text:p text:style-name="P27"><text:span text:style-name="T15">Resultado na tela</text:span>:</text:p>
      <text:p text:style-name="P29">Valor de i: 0</text:p>
      <text:p text:style-name="P29">Valor de i: 1</text:p>
      <text:p text:style-name="P29">Valor de i: 2</text:p>
      <text:p text:style-name="P29">Valor de i: 3</text:p>
      <text:p text:style-name="P29">Valor de i: 4</text:p>
      <text:p text:style-name="P29"/>
      <text:p text:style-name="P29"/>
      <text:p text:style-name="P26">resumo</text:p>
      <text:p text:style-name="P29">• Estrutura repetitiva "para"</text:p>
      <text:p text:style-name="P29">• Usar quando se sabe previamente a quantidade de repetições</text:p>
      <text:p text:style-name="P29">• Ótimo para fazer contagens (progressiva ou regressiva)</text:p>
      <text:p text:style-name="Subtitle"><text:soft-page-break/>54. Estrutura repetitiva faça-enquanto (do-while)</text:p>
      <text:p text:style-name="Subtitle"/>
      <text:p text:style-name="P29"/>
      <text:p text:style-name="P27">Estrutura repetitiva "faça-enquanto"</text:p>
      <text:p text:style-name="P29">Menos utilizada, mas em alguns casos se encaixa melhor ao problema.</text:p>
      <text:p text:style-name="P29">O bloco de comandos executa pelo menos uma vez, pois a condição é</text:p>
      <text:p text:style-name="P29">verificada no final.</text:p>
      <text:p text:style-name="P29"/>
      <text:p text:style-name="P27">Sintaxe / regra</text:p>
      <text:p text:style-name="P29">do {</text:p>
      <text:p text:style-name="P29">comando 1</text:p>
      <text:p text:style-name="P29">comando 2</text:p>
      <text:p text:style-name="P29">} while ( condição );</text:p>
      <text:p text:style-name="P29"/>
      <text:p text:style-name="P29">Regra:</text:p>
      <text:p text:style-name="P29">V: volta</text:p>
      <text:p text:style-name="P29">F: pula fora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Subtitle"><text:soft-page-break/>60. Funções (sintaxe)</text:p>
      <text:p text:style-name="Text_20_body"/>
      <text:p text:style-name="P20">Funções</text:p>
      <text:p text:style-name="Text_20_body">• Representam um processamento que possui um significado</text:p>
      <text:p text:style-name="Text_20_body"><text:tab/>• Math.sqrt(double)</text:p>
      <text:p text:style-name="Text_20_body"><text:tab/>• System.out.println(string)</text:p>
      <text:p text:style-name="Text_20_body">• Principais vantagens: modularização, delegação e reaproveitamento</text:p>
      <text:p text:style-name="Text_20_body">• Dados de entrada e saída</text:p>
      <text:p text:style-name="Text_20_body"><text:tab/>• Funções podem receber dados de entrada (parâmetros ou argumentos)</text:p>
      <text:p text:style-name="Text_20_body"><text:tab/>• Funções podem ou não retornar uma saída</text:p>
      <text:p text:style-name="Text_20_body">• Em orientação a objetos, funções em classes recebem o nome de"métodos"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Subtitle">64. Criando uma classe com três atributos para representar melhor o triângulo</text:p>
      <text:p text:style-name="Text_20_body"/>
      <text:p text:style-name="Text_20_body"/>
      <text:p text:style-name="Text_20_body">Classe</text:p>
      <text:p text:style-name="P31">• É um tipo estruturado que pode conter (membros):</text:p>
      <text:p text:style-name="P31"><text:s text:c="6"/>• Atributos (dados / campos)</text:p>
      <text:p text:style-name="Text_20_body"><text:s text:c="6"/>• Métodos (funções / operações)</text:p>
      <text:p text:style-name="Text_20_body">• A classe também pode prover muitos outros recursos, tais como:</text:p>
      <text:list xml:id="list3240489963" text:style-name="L3">
        <text:list-item>
          <text:p text:style-name="P37">Construtores</text:p>
        </text:list-item>
        <text:list-item>
          <text:p text:style-name="P37">Sobrecarga</text:p>
        </text:list-item>
        <text:list-item>
          <text:p text:style-name="P37">Encapsulamento</text:p>
        </text:list-item>
        <text:list-item>
          <text:p text:style-name="P37">Herança</text:p>
        </text:list-item>
        <text:list-item>
          <text:p text:style-name="P37">Polimorfismo</text:p>
        </text:list-item>
      </text:list>
      <text:p text:style-name="Text_20_body">• Exemplos:</text:p>
      <text:list xml:id="list114798951" text:style-name="L4">
        <text:list-item>
          <text:p text:style-name="P38">Entidades: Produto, Cliente, Triangulo</text:p>
        </text:list-item>
        <text:list-item>
          <text:p text:style-name="P38">Serviços: ProdutoService, ClienteService, EmailService, StorageService</text:p>
        </text:list-item>
        <text:list-item>
          <text:p text:style-name="P38">Controladores: ProdutoController, ClienteController</text:p>
        </text:list-item>
        <text:list-item>
          <text:p text:style-name="P38">Utilitários: Calculadora, Compactador</text:p>
        </text:list-item>
        <text:list-item>
          <text:p text:style-name="P38">Outros (views, repositórios, gerenciadores, etc.)</text:p>
          <text:p text:style-name="P38"/>
        </text:list-item>
      </text:list>
      <text:p text:style-name="Text_20_body">• Toda classe em Java é uma subclasse da classe Object</text:p>
      <text:p text:style-name="Text_20_body">• Object possui os seguintes métodos:</text:p>
      <text:p text:style-name="Text_20_body"><text:tab/>• getClass- retorna o tipo do objeto</text:p>
      <text:p text:style-name="Text_20_body"><text:tab/>• equals - compara se o objeto é igual a outro</text:p>
      <text:p text:style-name="Text_20_body"><text:tab/>• hashCode - retorna um código hash do objeto</text:p>
      <text:p text:style-name="Text_20_body"><text:tab/>• toString - converte o objeto para string</text:p>
      <text:p text:style-name="Text_20_body"/>
      <text:p text:style-name="Text_20_body"/>
      <text:p text:style-name="Text_20_body"/>
      <text:p text:style-name="Subtitle"><text:soft-page-break/>70. Membros estáticos</text:p>
      <text:p text:style-name="Text_20_body"/>
      <text:p text:style-name="Text_20_body"/>
      <text:p text:style-name="P20">Membros estáticos</text:p>
      <text:p text:style-name="Text_20_body">• Também chamados membros de classe</text:p>
      <text:p text:style-name="Text_20_body"><text:tab/>• Em oposição a membros e instância</text:p>
      <text:p text:style-name="Text_20_body">• São membros que fazem sentido independentemente de objetos. Não</text:p>
      <text:p text:style-name="Text_20_body">precisam de objeto para serem chamados. São chamados a partir do</text:p>
      <text:p text:style-name="Text_20_body">próprio nome da classe.</text:p>
      <text:p text:style-name="Text_20_body">• Aplicações comuns:</text:p>
      <text:p text:style-name="P32"><text:tab/>• Classes utilitárias <text:s text:c="2"/><text:span text:style-name="T18">====</text:span>&gt;Math.sqrt(double)</text:p>
      <text:p text:style-name="Text_20_body"><text:tab/>• Declaração de constantes</text:p>
      <text:p text:style-name="Text_20_body">• Uma classe que possui somente membros estáticos, pode ser uma classe</text:p>
      <text:p text:style-name="Text_20_body">estática também. Esta classe não poderá ser instanciada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Subtitle"><text:soft-page-break/>75. Construtores</text:p>
      <text:p text:style-name="Subtitle"/>
      <text:p text:style-name="P20">Construtor</text:p>
      <text:p text:style-name="Text_20_body">• É uma operação especial da classe, que executa no momento da instanciação do objeto</text:p>
      <text:p text:style-name="Text_20_body">• Usos comuns:</text:p>
      <text:p text:style-name="Text_20_body"><text:tab/>• Iniciar valores dos atributos</text:p>
      <text:p text:style-name="Text_20_body"><text:tab/>• Permitir ou obrigar que o objeto receba dados / dependências no momento de sua instanciação (injeção de dependência)</text:p>
      <text:p text:style-name="Text_20_body">• Se um construtor customizado não for especificado, a classe disponibiliza o construtor padrão:</text:p>
      <text:p text:style-name="Text_20_body">Product p = new Product();</text:p>
      <text:p text:style-name="Text_20_body">• É possível especificar mais de um construtor na mesma classe (sobrecarga)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Subtitle"><text:soft-page-break/>76. Palavra this</text:p>
      <text:p text:style-name="Subtitle"/>
      <text:p text:style-name="Text_20_body"/>
      <text:p text:style-name="Text_20_body"/>
      <text:p text:style-name="P20">Palavra this</text:p>
      <text:p text:style-name="Text_20_body">• É uma referência para o próprio objeto</text:p>
      <text:p text:style-name="Text_20_body">• Usos comuns:</text:p>
      <text:p text:style-name="Text_20_body"><text:tab/>• Diferenciar atributos de variáveis locais</text:p>
      <text:p text:style-name="Text_20_body"><text:tab/>• Passar o próprio objeto como argumento na chamada de um método ou construtor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Subtitle"><text:soft-page-break/>77. Sobrecarga</text:p>
      <text:p text:style-name="P40">Sobrecarga</text:p>
      <text:p text:style-name="P41">• É um recurso que uma classe possui de oferecer mais de uma operação com o mesmo nome, porém com diferentes listas de parâmetros.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</text:p>
      <text:p text:style-name="Subtitle">78. Encapsulamento</text:p>
      <text:p text:style-name="Text_20_body"/>
      <text:p text:style-name="P20">Encapsulamento</text:p>
      <text:p text:style-name="Text_20_body">• É um princípio que consiste em esconder detalhes de implementação de uma classe, expondo apenas operações seguras e que mantenham os objetos em um estado consistente.</text:p>
      <text:p text:style-name="Text_20_body">• Regra de ouro: o objeto deve sempre estar em um estado consistente, e a própria classe deve garantir isso.</text:p>
      <text:p text:style-name="Text_20_body"/>
      <text:p text:style-name="P20">Regra geral básica</text:p>
      <text:p text:style-name="Text_20_body">• Um objeto NÃO deve expor nenhum atributo (modificador de acesso private)</text:p>
      <text:p text:style-name="Text_20_body">• Os atributos devem ser acessados por meio de métodos get e set</text:p>
      <text:p text:style-name="Text_20_body">• Padrão JavaBeans: <text:a xlink:type="simple" xlink:href="https://en.wikipedia.org/wiki/JavaBeans" text:style-name="Internet_20_link" text:visited-style-name="Visited_20_Internet_20_Link">https://en.wikipedia.org/wiki/JavaBeans</text:a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Subtitle"><text:soft-page-break/><text:span text:style-name="T19">79. </text:span>Gerando automaticamente construtores, getters e setters com Eclipse</text:p>
      <text:p text:style-name="Subtitle"/>
      <text:p text:style-name="Text_20_body"/>
      <text:p text:style-name="P20">Comandos</text:p>
      <text:p text:style-name="Text_20_body">• Botão direito -&gt; Source -&gt; Generate Constructor using Fields</text:p>
      <text:p text:style-name="Text_20_body">• Botão direito -&gt; Source -&gt; Generate Getters and Setters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Subtitle"><text:span text:style-name="T19">80. </text:span>Modificadores de acesso</text:p>
      <text:p text:style-name="Text_20_body"/>
      <text:p text:style-name="P20">Modificadores de acesso</text:p>
      <text:p text:style-name="Text_20_body">• https://docs.oracle.com/javase/tutorial/java/javaOO/accesscontrol.html</text:p>
      <text:p text:style-name="Text_20_body">• <text:span text:style-name="T2">private</text:span>: o membro só pode ser acessado na<text:span text:style-name="T2"> própria classe</text:span></text:p>
      <text:p text:style-name="Text_20_body">• (nada): o membro só pode ser acessado nas classes do <text:span text:style-name="T2">mesmo pacote</text:span></text:p>
      <text:p text:style-name="Text_20_body">• protected: o membro só pode ser acessado no <text:span text:style-name="T2">mesmo pacote</text:span>, bem como em <text:span text:style-name="T2">subclasses de </text:span><text:span text:style-name="T8">pacotes diferentes</text:span></text:p>
      <text:p text:style-name="P42">• <text:span text:style-name="T2">public</text:span>: o membro é acessado por todas classes (ao menos que ele resida em</text:p>
      <text:p text:style-name="P42">um módulo diferente que não exporte o pacote onde ele está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demy Sans" svg:font-family="'Udemy Sans', 'SF Pro Text', apple-system, BlinkMacSystemFont, Roboto, 'Segoe UI', Helvetica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6T21:58:54.623732430</meta:creation-date>
    <dc:date>2023-07-05T23:45:46.299289936</dc:date>
    <meta:editing-duration>PT8H56M15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25" meta:paragraph-count="331" meta:word-count="1680" meta:character-count="9858" meta:non-whitespace-character-count="8382"/>
  </office:meta>
</office:document-meta>
</file>